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automatic-styles>
    <style:style style:name="P1" style:family="paragraph" style:parent-style-name="Standard">
      <style:paragraph-properties fo:line-height="150%"/>
      <style:text-properties style:font-name="Times" officeooo:rsid="0007eec3" officeooo:paragraph-rsid="0007eec3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" officeooo:rsid="0007eec3" officeooo:paragraph-rsid="0007eec3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" officeooo:rsid="0007eec3" officeooo:paragraph-rsid="0007ee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or Hanley</text:p>
      <text:p text:style-name="P1">LIN 313</text:p>
      <text:p text:style-name="P1">Venkat</text:p>
      <text:p text:style-name="P1">August 8, 2022</text:p>
      <text:p text:style-name="P2">Assignment 4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8T12:43:16.421426797</meta:creation-date>
    <dc:date>2022-08-08T12:44:39.713060432</dc:date>
    <meta:editing-duration>PT1M40S</meta:editing-duration>
    <meta:editing-cycles>1</meta:editing-cycles>
    <meta:document-statistic meta:table-count="0" meta:image-count="0" meta:object-count="0" meta:page-count="1" meta:paragraph-count="5" meta:word-count="10" meta:character-count="52" meta:non-whitespace-character-count="47"/>
    <meta:generator>LibreOffice/7.3.5.2$Linux_X86_64 LibreOffice_project/184fe81b8c8c30d8b5082578aee2fed2ea847c01</meta:generator>
  </office:meta>
</office:document-meta>
</file>